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10pt" style:font-size-asian="10pt" style:font-size-complex="10pt"/>
    </style:style>
    <style:style style:name="P2" style:family="paragraph" style:parent-style-name="Standard">
      <style:text-properties style:font-name="Liberation Mono" fo:font-size="10pt" fo:font-weight="normal" style:font-size-asian="8.75pt" style:font-weight-asian="normal" style:font-size-complex="10pt" style:font-weight-complex="normal"/>
    </style:style>
    <style:style style:name="P3" style:family="paragraph" style:parent-style-name="Standard">
      <style:text-properties style:font-name="Liberation Mono" fo:font-size="15pt" fo:font-weight="bold" style:font-size-asian="15pt" style:font-weight-asian="bold" style:font-size-complex="15pt" style:font-weight-complex="bold"/>
    </style:style>
    <style:style style:name="P4" style:family="paragraph" style:parent-style-name="Standard">
      <style:paragraph-properties fo:break-before="page"/>
      <style:text-properties style:font-name="Liberation Mono" fo:font-size="15pt" fo:font-weight="bold" style:font-size-asian="15pt" style:font-weight-asian="bold" style:font-size-complex="15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lexes.l</text:p>
      <text:p text:style-name="P1"/>
      <text:p text:style-name="P1">/* Flex tokens */</text:p>
      <text:p text:style-name="P1">%option noyywrap nodefault yylineno</text:p>
      <text:p text:style-name="P1">%{</text:p>
      <text:p text:style-name="P1">#include &lt;string.h&gt;</text:p>
      <text:p text:style-name="P1">#include "flexes.h"</text:p>
      <text:p text:style-name="P1">#include "flexes.tab.h"</text:p>
      <text:p text:style-name="P1">%}</text:p>
      <text:p text:style-name="P1"></text:p>
      <text:p text:style-name="P1">%%</text:p>
      <text:p text:style-name="P1">[ \t\n]+<text:tab/><text:tab/><text:tab/><text:tab/>; /* Whitespace, ignore */</text:p>
      <text:p text:style-name="P1">"%".*<text:tab/><text:tab/><text:tab/><text:tab/><text:tab/>; /* comment, ignore */</text:p>
      <text:p text:style-name="P1">"question"<text:tab/><text:tab/><text:tab/><text:tab/>return TQUESTION;</text:p>
      <text:p text:style-name="P1">"rule"<text:tab/><text:tab/><text:tab/><text:tab/>return TRULE;</text:p>
      <text:p text:style-name="P1">"action" <text:s text:c="4"/><text:tab/><text:tab/><text:tab/>return TACTION;</text:p>
      <text:p text:style-name="P1"></text:p>
      <text:p text:style-name="P1">"input"<text:tab/><text:tab/> <text:s/><text:tab/><text:tab/>return TINPUT;</text:p>
      <text:p text:style-name="P1">"if"<text:tab/><text:tab/><text:tab/> <text:s text:c="3"/><text:tab/><text:tab/>return TIF;</text:p>
      <text:p text:style-name="P1">"and"<text:tab/><text:tab/><text:tab/> <text:s text:c="3"/><text:tab/><text:tab/>return TAND;</text:p>
      <text:p text:style-name="P1">"or" <text:s text:c="15"/><text:tab/><text:tab/>return TOR;</text:p>
      <text:p text:style-name="P1">"then"<text:tab/><text:tab/><text:tab/> <text:s/><text:tab/>return TTHEN;</text:p>
      <text:p text:style-name="P1">"not" <text:s text:c="8"/><text:tab/><text:tab/><text:tab/>return TNOT;</text:p>
      <text:p text:style-name="P1">"do"<text:tab/><text:tab/><text:tab/> <text:s text:c="2"/><text:tab/><text:tab/>return TDO;</text:p>
      <text:p text:style-name="P1">"ask"<text:tab/><text:tab/><text:tab/> <text:s text:c="3"/><text:tab/><text:tab/>return TASK;</text:p>
      <text:p text:style-name="P1">"because"<text:tab/><text:tab/> <text:s/><text:tab/><text:tab/>return TBECAUSE;</text:p>
      <text:p text:style-name="P1">"write" <text:s text:c="6"/><text:tab/><text:tab/><text:tab/>return TWRITE;</text:p>
      <text:p text:style-name="P1">"nl"<text:tab/><text:tab/><text:tab/><text:tab/><text:tab/>return TNL;</text:p>
      <text:p text:style-name="P1">"run"<text:tab/><text:tab/><text:tab/><text:tab/><text:tab/>return TEND;// Not a keyword</text:p>
      <text:p text:style-name="P1">"becomes"<text:tab/><text:tab/><text:tab/><text:tab/>return TBECOMES;</text:p>
      <text:p text:style-name="P1">"name"<text:tab/><text:tab/><text:tab/><text:tab/>return TNAME;</text:p>
      <text:p text:style-name="P1">"number"<text:tab/><text:tab/><text:tab/><text:tab/>return TINUMBER;</text:p>
      <text:p text:style-name="P1">"integer"<text:tab/><text:tab/><text:tab/><text:tab/>return TIINTEGER;</text:p>
      <text:p text:style-name="P1">"group" <text:s text:c="12"/><text:tab/><text:tab/>return TGROUP;</text:p>
      <text:p text:style-name="P1">"choose from" <text:s text:c="6"/><text:tab/><text:tab/>return TCHOOSE;</text:p>
      <text:p text:style-name="P1"></text:p>
      <text:p text:style-name="P1">"&gt;"<text:tab/><text:tab/><text:tab/><text:tab/><text:tab/>yylval.fn = 1; return CMP;</text:p>
      <text:p text:style-name="P1">"&lt;"<text:tab/><text:tab/><text:tab/><text:tab/><text:tab/>yylval.fn = 2; return CMP;</text:p>
      <text:p text:style-name="P1">"&gt;="<text:tab/><text:tab/><text:tab/><text:tab/><text:tab/>yylval.fn = 3; return CMP;</text:p>
      <text:p text:style-name="P1">"&lt;="<text:tab/><text:tab/><text:tab/><text:tab/><text:tab/>yylval.fn = 4; return CMP;</text:p>
      <text:p text:style-name="P1">"="<text:tab/><text:tab/><text:tab/><text:tab/><text:tab/>yylval.fn = 5; return CMP;</text:p>
      <text:p text:style-name="P1">"is not"<text:tab/><text:tab/><text:tab/><text:tab/>yylval.fn = 6; return CMP;</text:p>
      <text:p text:style-name="P1">"is"<text:tab/><text:tab/><text:tab/><text:tab/><text:tab/>yylval.fn = 7; return CMP;</text:p>
      <text:p text:style-name="P1"></text:p>
      <text:p text:style-name="P1">"("<text:tab/><text:tab/><text:tab/> <text:s text:c="7"/><text:tab/>return TLPAREN;</text:p>
      <text:p text:style-name="P1">")"<text:tab/><text:tab/><text:tab/> <text:s text:c="7"/><text:tab/>return TRPAREN;</text:p>
      <text:p text:style-name="P1"></text:p>
      <text:p text:style-name="P1">"."<text:tab/><text:tab/><text:tab/><text:tab/><text:tab/>return TSTOP;</text:p>
      <text:p text:style-name="P1">";"<text:tab/><text:tab/><text:tab/><text:tab/><text:tab/>return TQEND;</text:p>
      <text:p text:style-name="P1">"," <text:s text:c="16"/><text:tab/><text:tab/>return TCOMMA;</text:p>
      <text:p text:style-name="P1"></text:p>
      <text:p text:style-name="P1">[0-9]+\.[0-9]*<text:tab/><text:tab/> <text:s text:c="3"/><text:tab/>yylval.d = atof(yytext); return TNUMBER;</text:p>
      <text:p text:style-name="P1">[0-9]+<text:tab/><text:tab/><text:tab/> <text:s text:c="5"/>yylval.d = atof(yytext); return TNUMBER;</text:p>
      <text:p text:style-name="P1">[a-zA-Z_][a-zA-Z0-9_]*<text:tab/><text:tab/>yylval.s = lookup(yytext); return TIDENTIFIER;</text:p>
      <text:p text:style-name="P1"></text:p>
      <text:p text:style-name="P1">'(\\.|''|[^'\n])*' <text:s/>|</text:p>
      <text:p text:style-name="P1">\"(\\.|\"\"|[^"\n])*\" <text:s/><text:tab/>yylval.s = lookup(yytext); return TSTRING;</text:p>
      <text:p text:style-name="P1">.<text:tab/><text:tab/><text:tab/> <text:s text:c="7"/><text:tab/>printf("Unknown token!\n"); yyterminate();</text:p>
      <text:p text:style-name="P4">Flexes.y</text:p>
      <text:p text:style-name="P1"/>
      <text:p text:style-name="P1">%{</text:p>
      <text:p text:style-name="P1"># include &lt;stdio.h&gt;</text:p>
      <text:p text:style-name="P1"># include &lt;stdlib.h&gt;</text:p>
      <text:p text:style-name="P1"># include "flexes.h"</text:p>
      <text:p text:style-name="P1">%}</text:p>
      <text:p text:style-name="P1"></text:p>
      <text:p text:style-name="P1">%union {</text:p>
      <text:p text:style-name="P1"><text:tab/>struct ast *a;</text:p>
      <text:p text:style-name="P1"><text:tab/>double d;</text:p>
      <text:p text:style-name="P1"><text:tab/>struct symbol *s;</text:p>
      <text:p text:style-name="P1"><text:tab/>int fn;</text:p>
      <text:p text:style-name="P1">}</text:p>
      <text:p text:style-name="P1"></text:p>
      <text:p text:style-name="P1">/* The tokens */</text:p>
      <text:p text:style-name="P1">%token &lt;s&gt; TIDENTIFIER TSTRING TNAME TINUMBER TIINTEGER</text:p>
      <text:p text:style-name="P1">%token &lt;d&gt; TNUMBER</text:p>
      <text:p text:style-name="P1">%token &lt;token&gt; TBECOMES TNOT TGROUP</text:p>
      <text:p text:style-name="P1">%token &lt;token&gt; TLPAREN TRPAREN TCOMMA TNL TCHOOSE</text:p>
      <text:p text:style-name="P1">%token &lt;token&gt; TIF TRULE TQUESTION TACTION TINPUT TSTOP TQEND</text:p>
      <text:p text:style-name="P1">%token &lt;token&gt; TAND TOR TTHEN TASK TBECAUSE TDO TWRITE TEND</text:p>
      <text:p text:style-name="P1">%token &lt;token&gt; TPLUS TMINUS TMUL TDIV</text:p>
      <text:p text:style-name="P1"></text:p>
      <text:p text:style-name="P1">%type &lt;s&gt; ident</text:p>
      <text:p text:style-name="P1">%type &lt;a&gt; flexes expr input comp comps</text:p>
      <text:p text:style-name="P1">%type &lt;a&gt; program programs script stmts question_block</text:p>
      <text:p text:style-name="P1">%type &lt;a&gt; rule question action</text:p>
      <text:p text:style-name="P1">%type &lt;a&gt; group groups group_choices</text:p>
      <text:p text:style-name="P1"></text:p>
      <text:p text:style-name="P1">%nonassoc &lt;fn&gt; CMP</text:p>
      <text:p text:style-name="P1"></text:p>
      <text:p text:style-name="P1">%left TPLUS TMINUS</text:p>
      <text:p text:style-name="P1">%left TMUL TDIV</text:p>
      <text:p text:style-name="P1"></text:p>
      <text:p text:style-name="P1">%start flexes</text:p>
      <text:p text:style-name="P1"></text:p>
      <text:p text:style-name="P1">%%</text:p>
      <text:p text:style-name="P1"></text:p>
      <text:p text:style-name="P1">/* Variables */</text:p>
      <text:p text:style-name="P1">ident : TIDENTIFIER <text:s text:c="10"/><text:tab/><text:tab/>{ /*$$ = variable($1);*/ }</text:p>
      <text:p text:style-name="P1"><text:s text:c="6"/>;</text:p>
      <text:p text:style-name="P1"></text:p>
      <text:p text:style-name="P1">/* Comparisons */</text:p>
      <text:p text:style-name="P1">comp : ident CMP ident <text:s text:c="6"/><text:tab/><text:tab/>{ $$ = newcmp($2, $1, $3); }</text:p>
      <text:p text:style-name="P1"><text:s text:c="5"/>| ident CMP TSTRING<text:tab/><text:tab/>{ $$ = newcmp($2, $1, $3); }</text:p>
      <text:p text:style-name="P1"><text:s text:c="5"/>| ident CMP TNUMBER <text:s text:c="7"/><text:tab/>{ $$ = newcmp($2, $1, $&lt;s&gt;3); }</text:p>
      <text:p text:style-name="P1"><text:s text:c="5"/>| TNUMBER CMP TNUMBER<text:tab/><text:tab/>{ $$ = newcmp($2, $&lt;s&gt;1, $&lt;s&gt;3); }</text:p>
      <text:p text:style-name="P1"><text:s text:c="5"/>;<text:tab/></text:p>
      <text:p text:style-name="P1"></text:p>
      <text:p text:style-name="P1">comps : comp <text:s text:c="13"/><text:tab/><text:tab/>{ }</text:p>
      <text:p text:style-name="P1"><text:s text:c="6"/>| comps TAND comp <text:s text:c="7"/><text:tab/>{ }</text:p>
      <text:p text:style-name="P1"><text:s text:c="6"/>| comps TOR comp <text:s text:c="8"/><text:tab/>{ }</text:p>
      <text:p text:style-name="P1"><text:s text:c="6"/>;</text:p>
      <text:p text:style-name="P1"></text:p>
      <text:p text:style-name="P1">/* Expressions, such as value1 becomes value2, etc */</text:p>
      <text:p text:style-name="P1">expr : TAND expr <text:s text:c="18"/>{ } </text:p>
      <text:p text:style-name="P1"><text:s text:c="5"/>| TIF comps TTHEN expr<text:tab/><text:tab/>{ $$ = flow('i', $2, $4); }</text:p>
      <text:p text:style-name="P1"><text:s text:c="5"/>| ident TBECOMES ident <text:s text:c="2"/><text:tab/>{ $$ = newassign($1, $3); }</text:p>
      <text:p text:style-name="P1"><text:s text:c="5"/>| ident TBECOMES TSTRING<text:tab/><text:tab/>{ $$ = newassign($1, $3); }</text:p>
      <text:p text:style-name="P1"><text:s text:c="5"/>| ident TBECOMES TNUMBER <text:s text:c="5"/>{ $$ = newassign($1, $&lt;s&gt;3); }</text:p>
      <text:p text:style-name="P1"><text:s text:c="5"/>| TEND<text:tab/><text:tab/><text:tab/><text:tab/> <text:s text:c="5"/>{ <text:s/>}</text:p>
      <text:p text:style-name="P1"><text:s text:c="5"/>| TNL <text:s text:c="24"/><text:tab/>{ <text:s/>}</text:p>
      <text:p text:style-name="P1"><text:s text:c="5"/>| TASK ident<text:tab/><text:tab/><text:tab/><text:tab/>{ <text:s/>}</text:p>
      <text:p text:style-name="P1"><text:s text:c="5"/>| TLPAREN expr TRPAREN <text:s text:c="2"/><text:tab/><text:tab/>{ <text:s/>}</text:p>
      <text:p text:style-name="P1"><text:s text:c="5"/>| TWRITE TLPAREN ident TRPAREN <text:tab/>{ $$ = dowrite($3); }<text:tab/></text:p>
      <text:p text:style-name="P1"><text:soft-page-break/><text:s text:c="5"/>| TWRITE TLPAREN TSTRING TRPAREN<text:tab/>{ $$ = dowrite($3); }</text:p>
      <text:p text:style-name="P1"><text:s text:c="5"/>;</text:p>
      <text:p text:style-name="P1"></text:p>
      <text:p text:style-name="P1">stmts : expr<text:tab/><text:tab/><text:tab/><text:tab/>{ $$ = newast('s', $1, NULL); }</text:p>
      <text:p text:style-name="P1"><text:s text:c="6"/>| stmts expr<text:tab/><text:tab/><text:tab/>{ $$ = newast('S', $1, $2); }</text:p>
      <text:p text:style-name="P1"><text:s text:c="6"/>;</text:p>
      <text:p text:style-name="P1"></text:p>
      <text:p text:style-name="P1">/* Action block */</text:p>
      <text:p text:style-name="P1">action : TACTION ident stmts TSTOP <text:tab/>{ $$ = function('a', $2, $3); }</text:p>
      <text:p text:style-name="P1"><text:s text:c="7"/>;</text:p>
      <text:p text:style-name="P1"></text:p>
      <text:p text:style-name="P1">/* Rule block */</text:p>
      <text:p text:style-name="P1">rule : TRULE ident stmts TSTOP <text:s/><text:tab/>{ $$ = function('r', $2, $3); }</text:p>
      <text:p text:style-name="P1"><text:s text:c="5"/>;</text:p>
      <text:p text:style-name="P1"></text:p>
      <text:p text:style-name="P1">input : TINPUT TNAME <text:tab/><text:tab/><text:tab/>{ $$ = newast('i', $&lt;a&gt;2, NULL); }</text:p>
      <text:p text:style-name="P1"><text:s text:c="6"/>| TINPUT TINUMBER <text:tab/><text:tab/>{ $$ = newast('i', $&lt;a&gt;2, NULL); }</text:p>
      <text:p text:style-name="P1"><text:s text:c="6"/>| TINPUT TIINTEGER <text:tab/><text:tab/>{ $$ = newast('i', $&lt;a&gt;2, NULL); }</text:p>
      <text:p text:style-name="P1"><text:s text:c="6"/>| TINPUT ident<text:tab/><text:tab/><text:tab/>{ $$ = newast('i', $&lt;a&gt;2, NULL); }</text:p>
      <text:p text:style-name="P1"><text:s text:c="6"/>| TCHOOSE ident <text:s text:c="10"/><text:tab/>{ }</text:p>
      <text:p text:style-name="P1"><text:s text:c="6"/>;</text:p>
      <text:p text:style-name="P1"></text:p>
      <text:p text:style-name="P1">question_block : TSTRING TQEND input TQEND TBECAUSE TSTRING { $$ = question_block($1,$3,$6); }</text:p>
      <text:p text:style-name="P1"><text:s text:c="15"/>| TSTRING TQEND input TBECAUSE TSTRING <text:s text:c="6"/>{ $$ = question_block($1,$3,$5); }</text:p>
      <text:p text:style-name="P1"><text:s text:c="15"/>| TSTRING TQEND input <text:s text:c="23"/>{ $$ = question_block($1,$3, NULL); }</text:p>
      <text:p text:style-name="P1"><text:s text:c="15"/>;</text:p>
      <text:p text:style-name="P1"></text:p>
      <text:p text:style-name="P1">question : TQUESTION ident question_block TSTOP<text:tab/><text:tab/>{ $$ = function('q', $2, $3); }</text:p>
      <text:p text:style-name="P1"><text:s text:c="9"/>;</text:p>
      <text:p text:style-name="P1"></text:p>
      <text:p text:style-name="P1">group_choices : ident <text:s text:c="22"/><text:tab/>{ }</text:p>
      <text:p text:style-name="P1"><text:s text:c="14"/>| group_choices TCOMMA ident <text:s text:c="2"/><text:tab/>{ }</text:p>
      <text:p text:style-name="P1"><text:tab/> <text:s text:c="5"/>;</text:p>
      <text:p text:style-name="P1"></text:p>
      <text:p text:style-name="P1">group : TGROUP ident group_choices TSTOP <text:s text:c="4"/><text:tab/>{ }</text:p>
      <text:p text:style-name="P1"><text:s text:c="6"/>;</text:p>
      <text:p text:style-name="P1"></text:p>
      <text:p text:style-name="P1">groups : group <text:s text:c="29"/><text:tab/>{ }</text:p>
      <text:p text:style-name="P1"><text:s text:c="7"/>| groups group <text:s text:c="22"/><text:tab/>{ }</text:p>
      <text:p text:style-name="P1"><text:s text:c="7"/>;</text:p>
      <text:p text:style-name="P1"></text:p>
      <text:p text:style-name="P1">program : rule<text:tab/><text:tab/><text:tab/><text:tab/><text:tab/>{ $$ = newast('p', $1, NULL); }</text:p>
      <text:p text:style-name="P1"><text:s text:c="8"/>| question<text:tab/><text:tab/><text:tab/><text:tab/>{ $$ = newast('p', $1, NULL); }</text:p>
      <text:p text:style-name="P1"><text:s text:c="8"/>;</text:p>
      <text:p text:style-name="P1"></text:p>
      <text:p text:style-name="P1">programs : program <text:tab/><text:tab/><text:tab/><text:tab/>{ $$ = newast('p', $1, NULL); }</text:p>
      <text:p text:style-name="P1"><text:s text:c="9"/>| programs program<text:tab/><text:tab/> <text:tab/>{ $$ = newast('p', $1, $2); }</text:p>
      <text:p text:style-name="P1"><text:s text:c="9"/>;</text:p>
      <text:p text:style-name="P1"></text:p>
      <text:p text:style-name="P1">script: programs action <text:s text:c="20"/><text:tab/>{ $$ = newast('p', $1, $2); }</text:p>
      <text:p text:style-name="P1"><text:s text:c="6"/>| groups programs action <text:s text:c="5"/><text:tab/><text:tab/>{ $$ = newast('p', $1, $2); }</text:p>
      <text:p text:style-name="P1"><text:s text:c="6"/>;</text:p>
      <text:p text:style-name="P1"></text:p>
      <text:p text:style-name="P1">flexes: script<text:tab/><text:tab/><text:tab/><text:tab/><text:tab/>{ $$ = $1; return eval($1); }</text:p>
      <text:p text:style-name="P1"><text:tab/> <text:s/>;</text:p>
      <text:p text:style-name="P1"><text:s text:c="5"/></text:p>
      <text:p text:style-name="P1">%%</text:p>
      <text:p text:style-name="P3">Flexes.h</text:p>
      <text:p text:style-name="P1"/>
      <text:p text:style-name="P1">/*</text:p>
      <text:p text:style-name="P1"><text:s/>* Thomas Cowell - 05017742</text:p>
      <text:p text:style-name="P1"><text:s/>* Univeristy of Glamorgan</text:p>
      <text:p text:style-name="P1"><text:s/>*</text:p>
      <text:p text:style-name="P1"><text:soft-page-break/><text:s/>* flexes.h</text:p>
      <text:p text:style-name="P1"><text:s/>* Header file for the Abstract Syntax Trees (AST)'s</text:p>
      <text:p text:style-name="P1"><text:s/>*</text:p>
      <text:p text:style-name="P1"><text:s/>* + - * /</text:p>
      <text:p text:style-name="P1"><text:s/>* 0 - 7 comparison ops</text:p>
      <text:p text:style-name="P1"><text:s/>* L expression or statement list</text:p>
      <text:p text:style-name="P1"><text:s/>* I IF statement</text:p>
      <text:p text:style-name="P1"><text:s/>* N symbol ref</text:p>
      <text:p text:style-name="P1"><text:s/>* B assignment (becomes)</text:p>
      <text:p text:style-name="P1"><text:s/>* S list of symbols</text:p>
      <text:p text:style-name="P1"><text:s/>* C rule/question/action</text:p>
      <text:p text:style-name="P1"><text:s/>* P input</text:p>
      <text:p text:style-name="P1"><text:s/>* U because (question optional answer)</text:p>
      <text:p text:style-name="P1"><text:s/>* D do (do something)</text:p>
      <text:p text:style-name="P1"><text:s/>*/</text:p>
      <text:p text:style-name="P1">#define VARNAME_SIZE<text:tab/><text:tab/>20</text:p>
      <text:p text:style-name="P1">#define VARVALUE_SIZE<text:tab/><text:tab/>100</text:p>
      <text:p text:style-name="P1">#include &lt;string.h&gt;</text:p>
      <text:p text:style-name="P1"></text:p>
      <text:p text:style-name="P1"></text:p>
      <text:p text:style-name="P1">extern int yylineno;</text:p>
      <text:p text:style-name="P1">void yyerror(char *s, ...);</text:p>
      <text:p text:style-name="P1"><text:s text:c="2"/></text:p>
      <text:p text:style-name="P1">struct symbol {<text:tab/><text:tab/>/* variable name */</text:p>
      <text:p text:style-name="P1"><text:tab/>char *name[VARNAME_SIZE];</text:p>
      <text:p text:style-name="P1"><text:tab/>double d_value;</text:p>
      <text:p text:style-name="P1"><text:tab/>char *c_value[VARVALUE_SIZE];</text:p>
      <text:p text:style-name="P1"><text:tab/>int isdouble;</text:p>
      <text:p text:style-name="P1"><text:tab/>struct ast *func;<text:tab/>/* stmt for the function */</text:p>
      <text:p text:style-name="P1"><text:tab/>struct symlist *syms;</text:p>
      <text:p text:style-name="P1">};</text:p>
      <text:p text:style-name="P1"></text:p>
      <text:p text:style-name="P1">/* symtable of fixed size */</text:p>
      <text:p text:style-name="P1">#define NHASH 9997</text:p>
      <text:p text:style-name="P1">struct symbol symtab[NHASH];</text:p>
      <text:p text:style-name="P1">struct symbol *lookup(char*);</text:p>
      <text:p text:style-name="P1"></text:p>
      <text:p text:style-name="P1">struct symlist {</text:p>
      <text:p text:style-name="P1"><text:tab/>struct symbol *sym;</text:p>
      <text:p text:style-name="P1"><text:tab/>struct symlist *next;</text:p>
      <text:p text:style-name="P1">};</text:p>
      <text:p text:style-name="P1"></text:p>
      <text:p text:style-name="P1">struct symlist *newsymlist(struct symbol *sym, struct symlist *next);</text:p>
      <text:p text:style-name="P1">void symlistfree(struct symlist *sl);</text:p>
      <text:p text:style-name="P1"></text:p>
      <text:p text:style-name="P1"></text:p>
      <text:p text:style-name="P1">/* Node Types</text:p>
      <text:p text:style-name="P1"><text:s/>* r : Rule</text:p>
      <text:p text:style-name="P1"><text:s/>* q : Question</text:p>
      <text:p text:style-name="P1"><text:s/>* i : if statement</text:p>
      <text:p text:style-name="P1"><text:s/>* = : assignment</text:p>
      <text:p text:style-name="P1"><text:s/>* e : expression</text:p>
      <text:p text:style-name="P1"><text:s/>*/</text:p>
      <text:p text:style-name="P1"></text:p>
      <text:p text:style-name="P1">struct ast {</text:p>
      <text:p text:style-name="P1"><text:tab/>int nodetype;</text:p>
      <text:p text:style-name="P1"><text:tab/>struct ast *l;</text:p>
      <text:p text:style-name="P1"><text:tab/>struct ast *r;</text:p>
      <text:p text:style-name="P1">};</text:p>
      <text:p text:style-name="P1"></text:p>
      <text:p text:style-name="P1">struct s_flow { <text:s text:c="4"/>/* If - the if-then in flex has no else clause.*/</text:p>
      <text:p text:style-name="P1"><text:tab/>int nodetype;<text:tab/><text:tab/>/* Type i */</text:p>
      <text:p text:style-name="P1"><text:tab/>struct ast *cond;<text:tab/>/* The condition */</text:p>
      <text:p text:style-name="P1"><text:tab/>struct ast *tl;<text:tab/><text:tab/>/* Then branch */</text:p>
      <text:p text:style-name="P1">};</text:p>
      <text:p text:style-name="P1"></text:p>
      <text:p text:style-name="P1"><text:soft-page-break/>struct ucall { <text:s text:c="4"/>/* Stores a question, rule or action */</text:p>
      <text:p text:style-name="P1"><text:tab/>int nodetype;<text:tab/><text:tab/>/* Question or Rule */</text:p>
      <text:p text:style-name="P1"><text:tab/>struct symbol *s;<text:tab/>/* Name, code block */</text:p>
      <text:p text:style-name="P1">};</text:p>
      <text:p text:style-name="P1"></text:p>
      <text:p text:style-name="P1">struct assign {</text:p>
      <text:p text:style-name="P1"><text:tab/>int nodetype;<text:tab/><text:tab/>/* Assignment (becomes) */</text:p>
      <text:p text:style-name="P1"><text:tab/>struct symbol *s1;</text:p>
      <text:p text:style-name="P1"><text:tab/>struct symbol *s2;</text:p>
      <text:p text:style-name="P1">};</text:p>
      <text:p text:style-name="P1"></text:p>
      <text:p text:style-name="P1">struct numval {</text:p>
      <text:p text:style-name="P1"><text:tab/>int nodetype;<text:tab/><text:tab/>/* Number */</text:p>
      <text:p text:style-name="P1"><text:tab/>double number;</text:p>
      <text:p text:style-name="P1">};</text:p>
      <text:p text:style-name="P1"></text:p>
      <text:p text:style-name="P1">struct s_compare {</text:p>
      <text:p text:style-name="P1"><text:s text:c="2"/>int cmptype;</text:p>
      <text:p text:style-name="P1"><text:s text:c="2"/>struct symbol *l;</text:p>
      <text:p text:style-name="P1"><text:s text:c="2"/>struct symbol *r;</text:p>
      <text:p text:style-name="P1">};</text:p>
      <text:p text:style-name="P1"></text:p>
      <text:p text:style-name="P1">struct s_variable {</text:p>
      <text:p text:style-name="P1"><text:s text:c="2"/>int nodetype;</text:p>
      <text:p text:style-name="P1"><text:s text:c="2"/>struct symbol *var;</text:p>
      <text:p text:style-name="P1">};</text:p>
      <text:p text:style-name="P1"></text:p>
      <text:p text:style-name="P1">struct s_ref {</text:p>
      <text:p text:style-name="P1"><text:tab/>int nodetype;</text:p>
      <text:p text:style-name="P1"><text:tab/>struct symbol *s;</text:p>
      <text:p text:style-name="P1">};</text:p>
      <text:p text:style-name="P1"></text:p>
      <text:p text:style-name="P1">struct s_rule {</text:p>
      <text:p text:style-name="P1"><text:s text:c="2"/>int nodetype;</text:p>
      <text:p text:style-name="P1"><text:s text:c="2"/>struct symbol *name;</text:p>
      <text:p text:style-name="P1"><text:s text:c="2"/>struct ast *stmts;</text:p>
      <text:p text:style-name="P1">};</text:p>
      <text:p text:style-name="P1"></text:p>
      <text:p text:style-name="P1">struct s_question {</text:p>
      <text:p text:style-name="P1"><text:s text:c="2"/>int nodetype;</text:p>
      <text:p text:style-name="P1"><text:s text:c="2"/>struct symbol *question;</text:p>
      <text:p text:style-name="P1"><text:s text:c="2"/>struct ast *input;</text:p>
      <text:p text:style-name="P1"><text:s text:c="2"/>struct symbol *because;</text:p>
      <text:p text:style-name="P1">};</text:p>
      <text:p text:style-name="P1"></text:p>
      <text:p text:style-name="P1">struct s_dowrite {</text:p>
      <text:p text:style-name="P1"><text:s text:c="2"/>int nodetype;</text:p>
      <text:p text:style-name="P1"><text:s text:c="2"/>struct symbol *sentence;</text:p>
      <text:p text:style-name="P1">};</text:p>
      <text:p text:style-name="P1"></text:p>
      <text:p text:style-name="P1">struct s_function {</text:p>
      <text:p text:style-name="P1"><text:tab/>int nodetype;</text:p>
      <text:p text:style-name="P1"><text:tab/>struct symbol *name;</text:p>
      <text:p text:style-name="P1"><text:tab/>struct ast *statements;</text:p>
      <text:p text:style-name="P1">};</text:p>
      <text:p text:style-name="P1"></text:p>
      <text:p text:style-name="P1">/* Build an AST */</text:p>
      <text:p text:style-name="P1">struct ast *newast(int nodetype, struct ast *l, struct ast *r);</text:p>
      <text:p text:style-name="P1">struct ast *newcmp(int cmptype, struct symbol *l, struct symbol *r);</text:p>
      <text:p text:style-name="P1">struct ast *newassign(struct symbol *s1, struct symbol *s2);</text:p>
      <text:p text:style-name="P1">struct ast *num(double d);</text:p>
      <text:p text:style-name="P1">struct ast *flow(int nodetype, struct ast *cond, struct ast *l);</text:p>
      <text:p text:style-name="P1"></text:p>
      <text:p text:style-name="P1">struct ast *function(int nodetype, struct symbol *name, struct ast *statements);</text:p>
      <text:p text:style-name="P1">struct ast *question_block(struct symbol *question, struct ast *input, struct symbol *because);</text:p>
      <text:p text:style-name="P1"><text:soft-page-break/></text:p>
      <text:p text:style-name="P1">struct ast *dowrite(struct symbol *sentence);</text:p>
      <text:p text:style-name="P1">struct ast *sentence(struct symbol *s);</text:p>
      <text:p text:style-name="P1">struct ast *variable(struct symbol *var);</text:p>
      <text:p text:style-name="P1"></text:p>
      <text:p text:style-name="P1">/* Evaulate an AST */</text:p>
      <text:p text:style-name="P1">double eval(struct ast *);</text:p>
      <text:p text:style-name="P1"></text:p>
      <text:p text:style-name="P1">/* Delete and free up memory from an AST */</text:p>
      <text:p text:style-name="P1">void treefree(struct ast *);</text:p>
      <text:p text:style-name="P1"></text:p>
      <text:p text:style-name="P1">extern int yylineno;</text:p>
      <text:p text:style-name="P1">void yyerror(char *s, ...);</text:p>
      <text:p text:style-name="P4">FlexesFuncs.c</text:p>
      <text:p text:style-name="P1"/>
      <text:p text:style-name="P1">/* This file should contain the contents of all the AST's that are</text:p>
      <text:p text:style-name="P1"><text:s/>* declared in flexes.h.</text:p>
      <text:p text:style-name="P1"><text:s/>*/</text:p>
      <text:p text:style-name="P1"></text:p>
      <text:p text:style-name="P1">#include &lt;stdio.h&gt;</text:p>
      <text:p text:style-name="P1">#include &lt;stdlib.h&gt;</text:p>
      <text:p text:style-name="P1">#include &lt;stdarg.h&gt;</text:p>
      <text:p text:style-name="P1">#include &lt;string.h&gt;</text:p>
      <text:p text:style-name="P1">#include &lt;math.h&gt;</text:p>
      <text:p text:style-name="P1">#include "flexes.h"</text:p>
      <text:p text:style-name="P1">#include "flexes.tab.h"</text:p>
      <text:p text:style-name="P1"></text:p>
      <text:p text:style-name="P1">/* Symbol table */</text:p>
      <text:p text:style-name="P1">static unsigned</text:p>
      <text:p text:style-name="P1">symhash(char *sym)</text:p>
      <text:p text:style-name="P1">{</text:p>
      <text:p text:style-name="P1"><text:s text:c="2"/>unsigned int hash = 0;</text:p>
      <text:p text:style-name="P1"><text:s text:c="2"/>unsigned c;</text:p>
      <text:p text:style-name="P1"><text:s text:c="2"/></text:p>
      <text:p text:style-name="P1"><text:s text:c="2"/>while (c = *sym++) hash = hash*9 ^ c;</text:p>
      <text:p text:style-name="P1"><text:s text:c="2"/></text:p>
      <text:p text:style-name="P1"><text:s text:c="2"/>return hash;</text:p>
      <text:p text:style-name="P1">}</text:p>
      <text:p text:style-name="P1"></text:p>
      <text:p text:style-name="P1">struct symbol *</text:p>
      <text:p text:style-name="P1">lookup(char *sym)</text:p>
      <text:p text:style-name="P1">{</text:p>
      <text:p text:style-name="P1">/*</text:p>
      <text:p text:style-name="P1"><text:s text:c="2"/>struct symbol *sp = &amp;symtab[symhash(sym)%NHASH];</text:p>
      <text:p text:style-name="P1"><text:s text:c="2"/>int scount = NHASH;</text:p>
      <text:p text:style-name="P1"><text:s text:c="2"/></text:p>
      <text:p text:style-name="P1"><text:s text:c="2"/>while (--scount &gt;= 0) {</text:p>
      <text:p text:style-name="P1"><text:s text:c="4"/>if (sp-&gt;name[VARNAME_SIZE] &amp;&amp; !strcmp(sp-&gt;name[VARNAME_SIZE], sym)) { return sp; }</text:p>
      <text:p text:style-name="P1"><text:s text:c="4"/></text:p>
      <text:p text:style-name="P1"><text:s text:c="4"/>if (!sp-&gt;name) {</text:p>
      <text:p text:style-name="P1"><text:s text:c="6"/>sp-&gt;name[VARNAME_SIZE] = strdup(sym);</text:p>
      <text:p text:style-name="P1"><text:s text:c="6"/>sp-&gt;d_value = 0;</text:p>
      <text:p text:style-name="P1"><text:s text:c="6"/>sp-&gt;c_value[VARVALUE_SIZE] = strdup(sym);</text:p>
      <text:p text:style-name="P1"><text:s text:c="6"/>sp-&gt;func = NULL;</text:p>
      <text:p text:style-name="P1"><text:s text:c="6"/>return sp;</text:p>
      <text:p text:style-name="P1"><text:s text:c="4"/>}</text:p>
      <text:p text:style-name="P1"><text:s text:c="4"/></text:p>
      <text:p text:style-name="P1"><text:s text:c="4"/>if (++sp &gt;= symtab+NHASH) sp = symtab;</text:p>
      <text:p text:style-name="P1"><text:s text:c="2"/>}</text:p>
      <text:p text:style-name="P1"><text:s text:c="2"/></text:p>
      <text:p text:style-name="P1"><text:s text:c="2"/>yyerror("symbol table overflow\n");</text:p>
      <text:p text:style-name="P1"><text:s text:c="2"/>abort();</text:p>
      <text:p text:style-name="P1">*/</text:p>
      <text:p text:style-name="P1">}</text:p>
      <text:p text:style-name="P1"></text:p>
      <text:p text:style-name="P1">struct ast *</text:p>
      <text:p text:style-name="P1">newast(int nodetype, struct ast *l, struct ast *r)</text:p>
      <text:p text:style-name="P1">{</text:p>
      <text:p text:style-name="P1"><text:s text:c="2"/>struct ast *a = malloc(sizeof(struct ast));</text:p>
      <text:p text:style-name="P1"><text:s text:c="2"/></text:p>
      <text:p text:style-name="P1"><text:s text:c="2"/>printf("Firing newast.\n");</text:p>
      <text:p text:style-name="P1"><text:s text:c="2"/></text:p>
      <text:p text:style-name="P1"><text:s text:c="2"/>if (!a) {</text:p>
      <text:p text:style-name="P1"><text:s text:c="4"/>yyerror("Out of memory.");</text:p>
      <text:p text:style-name="P1"><text:s text:c="4"/>exit(0);</text:p>
      <text:p text:style-name="P1"><text:s text:c="2"/>}</text:p>
      <text:p text:style-name="P1"><text:s text:c="2"/></text:p>
      <text:p text:style-name="P1"><text:s text:c="2"/>a-&gt;nodetype = nodetype;</text:p>
      <text:p text:style-name="P1"><text:soft-page-break/><text:s text:c="2"/>a-&gt;l = l;</text:p>
      <text:p text:style-name="P1"><text:s text:c="2"/>a-&gt;r = r;</text:p>
      <text:p text:style-name="P1"><text:s text:c="2"/>return a;</text:p>
      <text:p text:style-name="P1">}</text:p>
      <text:p text:style-name="P1"></text:p>
      <text:p text:style-name="P1">struct ast *</text:p>
      <text:p text:style-name="P1">num(double d)</text:p>
      <text:p text:style-name="P1">{</text:p>
      <text:p text:style-name="P1"><text:s text:c="2"/>struct numval *a = malloc(sizeof(struct numval));</text:p>
      <text:p text:style-name="P1"><text:s text:c="2"/></text:p>
      <text:p text:style-name="P1"><text:s text:c="2"/>if (!a) {</text:p>
      <text:p text:style-name="P1"><text:s text:c="4"/>yyerror("Out of memory.");</text:p>
      <text:p text:style-name="P1"><text:s text:c="4"/>exit(0);</text:p>
      <text:p text:style-name="P1"><text:s text:c="2"/>}</text:p>
      <text:p text:style-name="P1"><text:s text:c="2"/></text:p>
      <text:p text:style-name="P1"><text:s text:c="2"/>a-&gt;nodetype = 'K';</text:p>
      <text:p text:style-name="P1"><text:s text:c="2"/>a-&gt;number = d;</text:p>
      <text:p text:style-name="P1"><text:s text:c="2"/>return (struct ast *)a;</text:p>
      <text:p text:style-name="P1">}</text:p>
      <text:p text:style-name="P1"></text:p>
      <text:p text:style-name="P1">struct ast *</text:p>
      <text:p text:style-name="P1">newcmp(int cmptype, struct symbol *l, struct symbol *r)</text:p>
      <text:p text:style-name="P1">{</text:p>
      <text:p text:style-name="P1"><text:s text:c="2"/>struct s_compare *a = malloc(sizeof(struct s_compare));</text:p>
      <text:p text:style-name="P1"><text:s text:c="2"/></text:p>
      <text:p text:style-name="P1"><text:s text:c="2"/>if (!a) {</text:p>
      <text:p text:style-name="P1"><text:s text:c="4"/>yyerror("Out of memory.");</text:p>
      <text:p text:style-name="P1"><text:s text:c="4"/>exit(0);</text:p>
      <text:p text:style-name="P1"><text:s text:c="2"/>}</text:p>
      <text:p text:style-name="P1"><text:s text:c="2"/></text:p>
      <text:p text:style-name="P1"><text:s text:c="2"/>a-&gt;cmptype = '0' + cmptype;</text:p>
      <text:p text:style-name="P1"><text:s text:c="2"/>a-&gt;l = l;</text:p>
      <text:p text:style-name="P1"><text:s text:c="2"/>a-&gt;r = r;</text:p>
      <text:p text:style-name="P1"><text:s text:c="2"/>return (struct ast *)a;</text:p>
      <text:p text:style-name="P1">}</text:p>
      <text:p text:style-name="P1"></text:p>
      <text:p text:style-name="P1">struct ast *</text:p>
      <text:p text:style-name="P1">newassign(struct symbol *s1, struct symbol *s2)</text:p>
      <text:p text:style-name="P1">{</text:p>
      <text:p text:style-name="P1"><text:s text:c="2"/>struct assign *a = malloc(sizeof(struct assign));</text:p>
      <text:p text:style-name="P1"><text:s text:c="2"/></text:p>
      <text:p text:style-name="P1"><text:s text:c="2"/>if (!a) {</text:p>
      <text:p text:style-name="P1"><text:s text:c="4"/>yyerror("Out of memory.");</text:p>
      <text:p text:style-name="P1"><text:s text:c="4"/>exit(0);</text:p>
      <text:p text:style-name="P1"><text:s text:c="2"/>}</text:p>
      <text:p text:style-name="P1"><text:s text:c="2"/>a-&gt;nodetype = 'B'; <text:s/>/* becomes */</text:p>
      <text:p text:style-name="P1"><text:s text:c="2"/>a-&gt;s1 = s1;</text:p>
      <text:p text:style-name="P1"><text:s text:c="2"/>a-&gt;s2 = s2;</text:p>
      <text:p text:style-name="P1"><text:s text:c="2"/>return (struct ast *)a;</text:p>
      <text:p text:style-name="P1">}</text:p>
      <text:p text:style-name="P1"></text:p>
      <text:p text:style-name="P1">struct ast *</text:p>
      <text:p text:style-name="P1">variable(struct symbol *var)</text:p>
      <text:p text:style-name="P1">{</text:p>
      <text:p text:style-name="P1"></text:p>
      <text:p text:style-name="P1"><text:tab/>printf("Attemting to create a variable.\n");</text:p>
      <text:p text:style-name="P1"><text:tab/></text:p>
      <text:p text:style-name="P1"><text:s text:c="2"/>struct s_variable *a = malloc(sizeof(struct s_variable));</text:p>
      <text:p text:style-name="P1"><text:s text:c="2"/></text:p>
      <text:p text:style-name="P1"><text:s text:c="2"/>if (!a) {</text:p>
      <text:p text:style-name="P1"><text:s text:c="4"/>yyerror("Out of memory.");</text:p>
      <text:p text:style-name="P1"><text:s text:c="4"/>exit(0);</text:p>
      <text:p text:style-name="P1"><text:s text:c="2"/>}</text:p>
      <text:p text:style-name="P1"><text:s text:c="2"/></text:p>
      <text:p text:style-name="P1"><text:s text:c="2"/>a-&gt;nodetype = 'N';</text:p>
      <text:p text:style-name="P1"><text:s text:c="2"/>a-&gt;var = var;</text:p>
      <text:p text:style-name="P1"><text:soft-page-break/><text:s text:c="2"/>return (struct ast *)a;</text:p>
      <text:p text:style-name="P1">}</text:p>
      <text:p text:style-name="P1"></text:p>
      <text:p text:style-name="P1">struct ast *</text:p>
      <text:p text:style-name="P1">flow(int nodetype, struct ast* cond, struct ast *tl)</text:p>
      <text:p text:style-name="P1">{</text:p>
      <text:p text:style-name="P1"><text:s text:c="2"/>struct s_flow *a = malloc(sizeof(struct s_flow));</text:p>
      <text:p text:style-name="P1"><text:s text:c="2"/></text:p>
      <text:p text:style-name="P1"><text:s text:c="2"/>if (!a) {</text:p>
      <text:p text:style-name="P1"><text:s text:c="4"/>yyerror("Out of memory.");</text:p>
      <text:p text:style-name="P1"><text:s text:c="4"/>exit(0);</text:p>
      <text:p text:style-name="P1"><text:s text:c="2"/>}</text:p>
      <text:p text:style-name="P1"><text:s text:c="2"/>a-&gt;nodetype = nodetype;</text:p>
      <text:p text:style-name="P1"><text:s text:c="2"/>a-&gt;cond = cond;</text:p>
      <text:p text:style-name="P1"><text:s text:c="2"/>a-&gt;tl = tl;</text:p>
      <text:p text:style-name="P1"><text:s text:c="2"/>return (struct ast *)a;</text:p>
      <text:p text:style-name="P1">}</text:p>
      <text:p text:style-name="P1"></text:p>
      <text:p text:style-name="P1">struct ast *</text:p>
      <text:p text:style-name="P1">rule(struct symbol *name, struct ast *stmts)</text:p>
      <text:p text:style-name="P1">{</text:p>
      <text:p text:style-name="P1"><text:s text:c="2"/>printf("Firing rule\n");</text:p>
      <text:p text:style-name="P1"><text:s text:c="2"/>struct s_rule *a = malloc(sizeof(struct s_rule));</text:p>
      <text:p text:style-name="P1"><text:s text:c="2"/></text:p>
      <text:p text:style-name="P1"><text:s text:c="2"/>if (!a) {</text:p>
      <text:p text:style-name="P1"><text:s text:c="4"/>yyerror("Out of memory.");</text:p>
      <text:p text:style-name="P1"><text:s text:c="4"/>exit(0);</text:p>
      <text:p text:style-name="P1"><text:s text:c="2"/>}</text:p>
      <text:p text:style-name="P1"></text:p>
      <text:p text:style-name="P1"><text:s text:c="2"/>a-&gt;nodetype = 'R';</text:p>
      <text:p text:style-name="P1"><text:s text:c="2"/>a-&gt;name = name;</text:p>
      <text:p text:style-name="P1"><text:s text:c="2"/>a-&gt;stmts = stmts;</text:p>
      <text:p text:style-name="P1"><text:s text:c="2"/></text:p>
      <text:p text:style-name="P1"><text:s text:c="2"/>return (struct ast *)a;</text:p>
      <text:p text:style-name="P1">}</text:p>
      <text:p text:style-name="P1"></text:p>
      <text:p text:style-name="P1">struct ast *</text:p>
      <text:p text:style-name="P1">question_block(struct symbol *question, struct ast *input, struct symbol *because)</text:p>
      <text:p text:style-name="P1">{</text:p>
      <text:p text:style-name="P1"><text:s text:c="2"/>struct s_question *a = malloc(sizeof(struct s_question));</text:p>
      <text:p text:style-name="P1"><text:s text:c="2"/></text:p>
      <text:p text:style-name="P1"><text:s text:c="2"/>if (!a) {</text:p>
      <text:p text:style-name="P1"><text:s text:c="4"/>yyerror("Out of memory.");</text:p>
      <text:p text:style-name="P1"><text:s text:c="4"/>exit(0);</text:p>
      <text:p text:style-name="P1"><text:s text:c="2"/>}</text:p>
      <text:p text:style-name="P1"><text:s text:c="2"/></text:p>
      <text:p text:style-name="P1"><text:s text:c="2"/>a-&gt;nodetype = 'b';</text:p>
      <text:p text:style-name="P1"><text:s text:c="2"/>a-&gt;question = question;</text:p>
      <text:p text:style-name="P1"><text:s text:c="2"/>a-&gt;input = input;</text:p>
      <text:p text:style-name="P1"><text:s text:c="2"/>a-&gt;because = because;</text:p>
      <text:p text:style-name="P1"><text:s text:c="2"/></text:p>
      <text:p text:style-name="P1"><text:s text:c="2"/>return (struct ast *)a;</text:p>
      <text:p text:style-name="P1">}</text:p>
      <text:p text:style-name="P1"></text:p>
      <text:p text:style-name="P1">struct ast *</text:p>
      <text:p text:style-name="P1">function(int nodetype, struct symbol *name, struct ast *statements)</text:p>
      <text:p text:style-name="P1">{</text:p>
      <text:p text:style-name="P1"><text:tab/>if (nodetype == 'q') printf("Firing question.\n");</text:p>
      <text:p text:style-name="P1"><text:tab/>if (nodetype == 'r') printf("Firing rule.\n");</text:p>
      <text:p text:style-name="P1"></text:p>
      <text:p text:style-name="P1"><text:tab/>struct s_function *a = malloc(sizeof(struct s_function));</text:p>
      <text:p text:style-name="P1"><text:tab/></text:p>
      <text:p text:style-name="P1"><text:tab/>if (!a) {</text:p>
      <text:p text:style-name="P1"><text:tab/><text:tab/>yyerror("Out of memory.");</text:p>
      <text:p text:style-name="P1"><text:tab/><text:tab/>exit(0);</text:p>
      <text:p text:style-name="P1"><text:tab/>}</text:p>
      <text:p text:style-name="P1"><text:soft-page-break/><text:tab/></text:p>
      <text:p text:style-name="P1"><text:tab/>a-&gt;nodetype = nodetype;</text:p>
      <text:p text:style-name="P1"><text:tab/>a-&gt;name = name;</text:p>
      <text:p text:style-name="P1"><text:tab/>a-&gt;statements = statements;</text:p>
      <text:p text:style-name="P1"><text:tab/></text:p>
      <text:p text:style-name="P1"><text:tab/>return (struct ast *)a;</text:p>
      <text:p text:style-name="P1">}</text:p>
      <text:p text:style-name="P1"></text:p>
      <text:p text:style-name="P1">struct ast *</text:p>
      <text:p text:style-name="P1">dowrite(struct symbol *sentence)</text:p>
      <text:p text:style-name="P1">{</text:p>
      <text:p text:style-name="P1"><text:s text:c="2"/>struct s_dowrite *a = malloc(sizeof(struct s_dowrite));</text:p>
      <text:p text:style-name="P1"><text:s text:c="2"/></text:p>
      <text:p text:style-name="P1"><text:s text:c="2"/>if (!a) {</text:p>
      <text:p text:style-name="P1"><text:s text:c="4"/>yyerror("Out of memory.");</text:p>
      <text:p text:style-name="P1"><text:s text:c="4"/>exit(0);</text:p>
      <text:p text:style-name="P1"><text:s text:c="2"/>}</text:p>
      <text:p text:style-name="P1"><text:s text:c="2"/></text:p>
      <text:p text:style-name="P1"><text:s text:c="2"/>a-&gt;nodetype = 'W';</text:p>
      <text:p text:style-name="P1"><text:s text:c="2"/>a-&gt;sentence = sentence;</text:p>
      <text:p text:style-name="P1"><text:s/></text:p>
      <text:p text:style-name="P1"><text:s text:c="2"/>return (struct ast *)a;</text:p>
      <text:p text:style-name="P1">}</text:p>
      <text:p text:style-name="P1"></text:p>
      <text:p text:style-name="P1">struct ast *</text:p>
      <text:p text:style-name="P1">sentence(struct symbol *sentence)</text:p>
      <text:p text:style-name="P1">{</text:p>
      <text:p text:style-name="P1"><text:tab/>struct s_ref *a = malloc(sizeof(struct s_ref));</text:p>
      <text:p text:style-name="P1"><text:tab/></text:p>
      <text:p text:style-name="P1"><text:tab/>if (!a) {</text:p>
      <text:p text:style-name="P1"><text:tab/><text:tab/>yyerror("Out of memory.");</text:p>
      <text:p text:style-name="P1"><text:tab/><text:tab/>exit(0);</text:p>
      <text:p text:style-name="P1"><text:tab/>}</text:p>
      <text:p text:style-name="P1"><text:tab/></text:p>
      <text:p text:style-name="P1"><text:tab/>a-&gt;nodetype = 's';</text:p>
      <text:p text:style-name="P1"><text:tab/>a-&gt;s = sentence;</text:p>
      <text:p text:style-name="P1"><text:tab/></text:p>
      <text:p text:style-name="P1"><text:tab/>return (struct ast *)a;</text:p>
      <text:p text:style-name="P1">}</text:p>
      <text:p text:style-name="P1"></text:p>
      <text:p text:style-name="P1">/* Free a tree of AST's */</text:p>
      <text:p text:style-name="P1">void treefree(struct ast *a)</text:p>
      <text:p text:style-name="P1">{</text:p>
      <text:p text:style-name="P1"><text:s text:c="2"/>switch(a-&gt;nodetype) {</text:p>
      <text:p text:style-name="P1"><text:s text:c="4"/>/* two subtrees */</text:p>
      <text:p text:style-name="P1"><text:s text:c="4"/>case '+':</text:p>
      <text:p text:style-name="P1"><text:s text:c="4"/>case '-':</text:p>
      <text:p text:style-name="P1"><text:s text:c="4"/>case '*':</text:p>
      <text:p text:style-name="P1"><text:s text:c="4"/>case '/':</text:p>
      <text:p text:style-name="P1"><text:s text:c="4"/>case '1': case '2': case '3': case '4': case '5': case '6':</text:p>
      <text:p text:style-name="P1"><text:s text:c="4"/>case 'L':</text:p>
      <text:p text:style-name="P1"><text:s text:c="6"/>treefree(a-&gt;r);</text:p>
      <text:p text:style-name="P1"><text:s text:c="6"/></text:p>
      <text:p text:style-name="P1"><text:s text:c="4"/>/* no subtree */</text:p>
      <text:p text:style-name="P1"><text:s text:c="4"/>case 'K': case 'N':</text:p>
      <text:p text:style-name="P1"><text:s text:c="6"/>break;</text:p>
      <text:p text:style-name="P1"><text:s text:c="4"/></text:p>
      <text:p text:style-name="P1"><text:s text:c="4"/>case 'B':</text:p>
      <text:p text:style-name="P1"><text:s text:c="6"/>free( ((struct assign *)a)-&gt;s2);</text:p>
      <text:p text:style-name="P1"><text:s text:c="6"/>break;</text:p>
      <text:p text:style-name="P1"><text:s text:c="6"/></text:p>
      <text:p text:style-name="P1"><text:s text:c="4"/>/* upto three subtrees */</text:p>
      <text:p text:style-name="P1"><text:s text:c="4"/>case 'I':</text:p>
      <text:p text:style-name="P1"><text:s text:c="6"/>free( ((struct s_flow *)a)-&gt;cond);</text:p>
      <text:p text:style-name="P1"><text:s text:c="6"/>if (((struct s_flow *)a)-&gt;tl) treefree(((struct s_flow *)a)-&gt;tl);</text:p>
      <text:p text:style-name="P1"><text:s text:c="6"/>break;</text:p>
      <text:p text:style-name="P1"><text:soft-page-break/><text:s text:c="4"/></text:p>
      <text:p text:style-name="P1"><text:s text:c="4"/>default: printf("internal error: free bad node %c\n", a-&gt;nodetype);</text:p>
      <text:p text:style-name="P1"><text:s text:c="6"/>break;</text:p>
      <text:p text:style-name="P1"><text:s text:c="2"/>}</text:p>
      <text:p text:style-name="P1"><text:s text:c="2"/></text:p>
      <text:p text:style-name="P1"><text:s text:c="2"/>free(a); /* always free the node itself */</text:p>
      <text:p text:style-name="P1">}</text:p>
      <text:p text:style-name="P1">/*</text:p>
      <text:p text:style-name="P1">struct symlist *</text:p>
      <text:p text:style-name="P1">newsymlist(struct symbol *sym, struct symlist *next)</text:p>
      <text:p text:style-name="P1">{</text:p>
      <text:p text:style-name="P1"><text:tab/>struct symlist *sl = malloc(sizeof(struct symlist));</text:p>
      <text:p text:style-name="P1"><text:tab/></text:p>
      <text:p text:style-name="P1"><text:tab/>if (!sl) {</text:p>
      <text:p text:style-name="P1"><text:tab/><text:tab/>yyerror("Out of space.");</text:p>
      <text:p text:style-name="P1"><text:tab/><text:tab/>exit(0);</text:p>
      <text:p text:style-name="P1"><text:tab/>}</text:p>
      <text:p text:style-name="P1"><text:tab/></text:p>
      <text:p text:style-name="P1"><text:tab/>sl-&gt;sym = sym;</text:p>
      <text:p text:style-name="P1"><text:tab/>sl-&gt;next = next;</text:p>
      <text:p text:style-name="P1"><text:tab/>return sl;</text:p>
      <text:p text:style-name="P1">}</text:p>
      <text:p text:style-name="P1">*/</text:p>
      <text:p text:style-name="P1">void</text:p>
      <text:p text:style-name="P1">symlistfree(struct symlist *sl)</text:p>
      <text:p text:style-name="P1">{</text:p>
      <text:p text:style-name="P1"><text:tab/>struct symlist *nsl;</text:p>
      <text:p text:style-name="P1"><text:tab/></text:p>
      <text:p text:style-name="P1"><text:tab/>while (sl) {</text:p>
      <text:p text:style-name="P1"><text:tab/><text:tab/>nsl = sl-&gt;next;</text:p>
      <text:p text:style-name="P1"><text:tab/><text:tab/>free(sl);</text:p>
      <text:p text:style-name="P1"><text:tab/><text:tab/>sl = nsl;</text:p>
      <text:p text:style-name="P1"><text:tab/>}</text:p>
      <text:p text:style-name="P1">}</text:p>
      <text:p text:style-name="P1"></text:p>
      <text:p text:style-name="P1"></text:p>
      <text:p text:style-name="P1">double</text:p>
      <text:p text:style-name="P1">eval(struct ast *a)</text:p>
      <text:p text:style-name="P1">{</text:p>
      <text:p text:style-name="P1"><text:s text:c="2"/>double v;</text:p>
      <text:p text:style-name="P1"></text:p>
      <text:p text:style-name="P1"><text:s text:c="2"/>if (!a) {</text:p>
      <text:p text:style-name="P1"><text:s text:c="2"/><text:tab/>yyerror("internal error, null eval");</text:p>
      <text:p text:style-name="P1"><text:s text:c="2"/><text:tab/>return 0.0;</text:p>
      <text:p text:style-name="P1"><text:s text:c="2"/>}</text:p>
      <text:p text:style-name="P1"></text:p>
      <text:p text:style-name="P1"><text:s text:c="2"/>switch (a-&gt;nodetype)</text:p>
      <text:p text:style-name="P1"><text:s text:c="2"/>{</text:p>
      <text:p text:style-name="P1"><text:s text:c="2"/><text:tab/>/* assignment */</text:p>
      <text:p text:style-name="P1"><text:s text:c="4"/>case 'r':</text:p>
      <text:p text:style-name="P1"><text:s text:c="6"/>printf("Rule detected.\n");</text:p>
      <text:p text:style-name="P1"><text:s text:c="6"/>break;</text:p>
      <text:p text:style-name="P1"><text:s text:c="4"/></text:p>
      <text:p text:style-name="P1"><text:s text:c="4"/>case 'b':</text:p>
      <text:p text:style-name="P1"><text:s text:c="3"/><text:tab/><text:tab/>printf("question block.\n");</text:p>
      <text:p text:style-name="P1"><text:s text:c="3"/><text:tab/><text:tab/>break;</text:p>
      <text:p text:style-name="P1"><text:s text:c="4"/><text:tab/></text:p>
      <text:p text:style-name="P1"><text:tab/>/* expressions */</text:p>
      <text:p text:style-name="P1"><text:tab/></text:p>
      <text:p text:style-name="P1"><text:tab/>/* comparisons */</text:p>
      <text:p text:style-name="P1"><text:tab/>case '1': v = (eval(a-&gt;l) &gt; eval(a-&gt;r))? 1 : 0; break;</text:p>
      <text:p text:style-name="P1"><text:tab/>case '2': v = (eval(a-&gt;l) &lt; eval(a-&gt;r))? 1 : 0; break;</text:p>
      <text:p text:style-name="P1"><text:tab/>case '3': v = (eval(a-&gt;l) &gt;= eval(a-&gt;r))? 1 : 0; break;</text:p>
      <text:p text:style-name="P1"><text:tab/>case '4': v = (eval(a-&gt;l) &lt;= eval(a-&gt;r))? 1 : 0; break;</text:p>
      <text:p text:style-name="P1"><text:tab/>case '5': v = (eval(a-&gt;l) &gt;= eval(a-&gt;r))? 1 : 0; break;</text:p>
      <text:p text:style-name="P1"><text:tab/>case '6': v = (eval(a-&gt;l) != eval(a-&gt;r))? 1 : 0; break;</text:p>
      <text:p text:style-name="P1"><text:soft-page-break/><text:tab/>case '7': v = (eval(a-&gt;l) == eval(a-&gt;r))? 1 : 0; break;</text:p>
      <text:p text:style-name="P1"><text:tab/></text:p>
      <text:p text:style-name="P1"><text:tab/>/* if-then */</text:p>
      <text:p text:style-name="P1"><text:tab/>case 'i':</text:p>
      <text:p text:style-name="P1"><text:tab/><text:tab/>if ( eval( ((struct s_flow *)a)-&gt;cond) != 0) {</text:p>
      <text:p text:style-name="P1"><text:tab/><text:tab/><text:tab/>if ( ((struct s_flow *)a)-&gt;tl) {</text:p>
      <text:p text:style-name="P1"><text:tab/><text:tab/><text:tab/><text:tab/>v = eval( ((struct s_flow *)a)-&gt;tl);</text:p>
      <text:p text:style-name="P1"><text:tab/><text:tab/><text:tab/><text:tab/>printf("True.\n");</text:p>
      <text:p text:style-name="P1"><text:tab/><text:tab/><text:tab/>} else {</text:p>
      <text:p text:style-name="P1"><text:tab/><text:tab/><text:tab/><text:tab/>v = 0.0;<text:tab/>// default value, 'nothing'.</text:p>
      <text:p text:style-name="P1"><text:tab/><text:tab/><text:tab/><text:tab/>printf("Nothing.\n");</text:p>
      <text:p text:style-name="P1"><text:tab/><text:tab/><text:tab/>}</text:p>
      <text:p text:style-name="P1"><text:tab/><text:tab/>}</text:p>
      <text:p text:style-name="P1"><text:tab/><text:tab/>break;</text:p>
      <text:p text:style-name="P1"><text:tab/></text:p>
      <text:p text:style-name="P1"><text:tab/>/* Create an identifier */</text:p>
      <text:p text:style-name="P1"><text:tab/>case 'N':</text:p>
      <text:p text:style-name="P1"><text:tab/><text:tab/>/* We need a list of identifiers to make sure we don't </text:p>
      <text:p text:style-name="P1"><text:tab/><text:tab/> <text:s text:c="2"/>create one with the same name. <text:s/>If so, ignore. */</text:p>
      <text:p text:style-name="P1"><text:tab/><text:tab/>printf("Variable detected.\n");</text:p>
      <text:p text:style-name="P1"><text:tab/><text:tab/></text:p>
      <text:p text:style-name="P1"><text:tab/><text:tab/>break;</text:p>
      <text:p text:style-name="P1"><text:tab/></text:p>
      <text:p text:style-name="P1"><text:tab/>case 'q':</text:p>
      <text:p text:style-name="P1"><text:tab/><text:tab/>printf("Question detected in eval.\n");</text:p>
      <text:p text:style-name="P1"><text:tab/><text:tab/>break;</text:p>
      <text:p text:style-name="P1"><text:tab/></text:p>
      <text:p text:style-name="P1"><text:s text:c="2"/>}</text:p>
      <text:p text:style-name="P1">}</text:p>
      <text:p text:style-name="P1"></text:p>
      <text:p text:style-name="P1">void</text:p>
      <text:p text:style-name="P1">yyerror(char *s, ...)</text:p>
      <text:p text:style-name="P1">{</text:p>
      <text:p text:style-name="P1"><text:s text:c="2"/>va_list ap;</text:p>
      <text:p text:style-name="P1"><text:s text:c="2"/>va_start(ap, s);</text:p>
      <text:p text:style-name="P1"></text:p>
      <text:p text:style-name="P1"><text:s text:c="2"/>fprintf(stderr, "%d: error: ", yylineno);</text:p>
      <text:p text:style-name="P1"><text:s text:c="2"/>vfprintf(stderr, s, ap);</text:p>
      <text:p text:style-name="P1"><text:s text:c="2"/>fprintf(stderr, "\n");</text:p>
      <text:p text:style-name="P1">}</text:p>
      <text:p text:style-name="P1"></text:p>
      <text:p text:style-name="P1"></text:p>
      <text:p text:style-name="P1">main(argc, argv)</text:p>
      <text:p text:style-name="P1">int argc;</text:p>
      <text:p text:style-name="P1">char **argv;</text:p>
      <text:p text:style-name="P1">{</text:p>
      <text:p text:style-name="P1"></text:p>
      <text:p text:style-name="P1"><text:tab/>if (argc &gt; 1) {</text:p>
      <text:p text:style-name="P1"><text:tab/><text:tab/>printf("Loading script...\n");</text:p>
      <text:p text:style-name="P1"><text:tab/><text:tab/>extern FILE* yyin;</text:p>
      <text:p text:style-name="P1"><text:tab/><text:tab/>if(!(yyin = fopen(argv[1], "r"))) {</text:p>
      <text:p text:style-name="P1"><text:tab/><text:tab/><text:tab/>perror(argv[1]);</text:p>
      <text:p text:style-name="P1"><text:tab/><text:tab/><text:tab/>return (1);</text:p>
      <text:p text:style-name="P1"><text:tab/><text:tab/>}</text:p>
      <text:p text:style-name="P1"><text:tab/><text:tab/>printf("Script loaded.\n");</text:p>
      <text:p text:style-name="P1"><text:tab/><text:tab/>printf("Executing...\n");</text:p>
      <text:p text:style-name="P1"><text:tab/>}</text:p>
      <text:p text:style-name="P1"><text:tab/>else {</text:p>
      <text:p text:style-name="P1"><text:tab/><text:tab/>printf("&gt; ");</text:p>
      <text:p text:style-name="P1"><text:tab/>}</text:p>
      <text:p text:style-name="P1"><text:s text:c="4"/></text:p>
      <text:p text:style-name="P1"><text:s text:c="4"/>// Create the BST</text:p>
      <text:p text:style-name="P1"><text:s text:c="4"/>//BST();</text:p>
      <text:p text:style-name="P1"></text:p>
      <text:p text:style-name="P1"><text:s text:c="4"/>return yyparse();</text:p>
      <text:p text:style-name="P1">}</text:p>
      <text:p text:style-name="P4">Makefile</text:p>
      <text:p text:style-name="P1"/>
      <text:p text:style-name="P1">flexes: flexes.l flexes.y flexes.h</text:p>
      <text:p text:style-name="P1"><text:tab/><text:tab/>bison -d flexes.y</text:p>
      <text:p text:style-name="P1"><text:tab/><text:tab/>flex -oflexes.lex.c flexes.l</text:p>
      <text:p text:style-name="P1"><text:tab/><text:tab/>cc -o $@ flexes.tab.c flexes.lex.c flexesfuncs.c</text:p>
      <text:p text:style-name="P4">Test 1</text:p>
      <text:p text:style-name="P3"/>
      <text:p text:style-name="P2">rule setup</text:p>
      <text:p text:style-name="P2"><text:tab/>if 1=1</text:p>
      <text:p text:style-name="P2"><text:tab/>then animal becomes 'unknown'</text:p>
      <text:p text:style-name="P2"><text:tab/>and ask q_animal .</text:p>
      <text:p text:style-name="P2"></text:p>
      <text:p text:style-name="P2">question q_animal</text:p>
      <text:p text:style-name="P2"><text:tab/>"What is your favourite animal?" ;</text:p>
      <text:p text:style-name="P2"><text:tab/>input name ;</text:p>
      <text:p text:style-name="P2"><text:tab/>because "We need to know what is your favourite animal" .</text:p>
      <text:p text:style-name="P2"></text:p>
      <text:p text:style-name="P2">action go</text:p>
      <text:p text:style-name="P2"><text:tab/>run .</text:p>
      <text:p text:style-name="P2"/>
      <text:p text:style-name="P2"/>
      <text:p text:style-name="P3">Test 2</text:p>
      <text:p text:style-name="P3"/>
      <text:p text:style-name="P2">rule setup</text:p>
      <text:p text:style-name="P2"><text:tab/>if q_animal is unknown</text:p>
      <text:p text:style-name="P2"><text:tab/>then animal becomes unknown</text:p>
      <text:p text:style-name="P2"><text:tab/>and ask q_animal .</text:p>
      <text:p text:style-name="P2"></text:p>
      <text:p text:style-name="P2">question q_animal</text:p>
      <text:p text:style-name="P2"><text:tab/>"What noise does your favourite animal make?" ;</text:p>
      <text:p text:style-name="P2"><text:tab/>input name ;</text:p>
      <text:p text:style-name="P2"><text:tab/>because "We want to know what animal you like" .</text:p>
      <text:p text:style-name="P2"></text:p>
      <text:p text:style-name="P2">rule cat</text:p>
      <text:p text:style-name="P2"><text:tab/>if q_animal is 'meow'</text:p>
      <text:p text:style-name="P2"><text:tab/>then animal becomes 'cat' .</text:p>
      <text:p text:style-name="P2"></text:p>
      <text:p text:style-name="P2">rule dog</text:p>
      <text:p text:style-name="P2"><text:tab/>if q_animal is 'woof'</text:p>
      <text:p text:style-name="P2"><text:tab/>then animal becomes 'dog' .</text:p>
      <text:p text:style-name="P2"></text:p>
      <text:p text:style-name="P2">rule cow</text:p>
      <text:p text:style-name="P2"><text:tab/>if q_animal is 'moo'</text:p>
      <text:p text:style-name="P2"><text:tab/>then animal becomes 'cow' .</text:p>
      <text:p text:style-name="P2"></text:p>
      <text:p text:style-name="P2">rule pig</text:p>
      <text:p text:style-name="P2"><text:tab/>if q_animal is 'oink'</text:p>
      <text:p text:style-name="P2"><text:tab/>then animal becomes 'pig' .</text:p>
      <text:p text:style-name="P2"></text:p>
      <text:p text:style-name="P2">rule output</text:p>
      <text:p text:style-name="P2"><text:tab/>if q_animal is not unknown</text:p>
      <text:p text:style-name="P2"><text:tab/>and animal is not unknown</text:p>
      <text:p text:style-name="P2"><text:tab/>then write("The animal is ")</text:p>
      <text:p text:style-name="P2"><text:tab/>and write(animal) .</text:p>
      <text:p text:style-name="P2"></text:p>
      <text:p text:style-name="P2">action go</text:p>
      <text:p text:style-name="P2"><text:tab/>run .</text:p>
      <text:p text:style-name="P4">Test 3</text:p>
      <text:p text:style-name="P2"/>
      <text:p text:style-name="P2">rule output</text:p>
      <text:p text:style-name="P2"><text:tab/>write('This test should fail.') .</text:p>
      <text:p text:style-name="P2"></text:p>
      <text:p text:style-name="P2">action go</text:p>
      <text:p text:style-name="P2"><text:tab/>run .</text:p>
      <text:p text:style-name="P2"/>
      <text:p text:style-name="P3">Test 4</text:p>
      <text:p text:style-name="P2"/>
      <text:p text:style-name="P2">rule setup</text:p>
      <text:p text:style-name="P2"><text:s text:c="4"/>if order is unknown</text:p>
      <text:p text:style-name="P2"><text:s text:c="4"/>and cost is unknown</text:p>
      <text:p text:style-name="P2"><text:s text:c="4"/>and size is unknown</text:p>
      <text:p text:style-name="P2"><text:s text:c="4"/>then ask order .</text:p>
      <text:p text:style-name="P2"></text:p>
      <text:p text:style-name="P2">question order</text:p>
      <text:p text:style-name="P2"><text:s text:c="4"/>"Which item would you like <text:s/>Please enter a product." ;</text:p>
      <text:p text:style-name="P2"><text:s text:c="4"/>input name ;</text:p>
      <text:p text:style-name="P2"><text:s text:c="4"/>because "Enter a number for the order you want" .</text:p>
      <text:p text:style-name="P2"></text:p>
      <text:p text:style-name="P2">question o_size</text:p>
      <text:p text:style-name="P2"><text:s text:c="4"/>"What size would you like the item Enter a number, 1 is small, 2 is medium, 3 is large" ;</text:p>
      <text:p text:style-name="P2"><text:s text:c="4"/>input number ;</text:p>
      <text:p text:style-name="P2"><text:s text:c="4"/>because "We need to know how big you want your order" .</text:p>
      <text:p text:style-name="P2"></text:p>
      <text:p text:style-name="P2">rule collate</text:p>
      <text:p text:style-name="P2"><text:s text:c="4"/>if order is not unknown</text:p>
      <text:p text:style-name="P2"><text:s text:c="4"/>and o_size is not unknown</text:p>
      <text:p text:style-name="P2"><text:s text:c="4"/>then cost becomes 0.00 .</text:p>
      <text:p text:style-name="P2"></text:p>
      <text:p text:style-name="P2">rule chips</text:p>
      <text:p text:style-name="P2"><text:s text:c="4"/>if order is 'chips'</text:p>
      <text:p text:style-name="P2"><text:s text:c="4"/>then cost becomes 0.90 .</text:p>
      <text:p text:style-name="P2"></text:p>
      <text:p text:style-name="P2">rule cod</text:p>
      <text:p text:style-name="P2"><text:s text:c="4"/>if order is 'cod'</text:p>
      <text:p text:style-name="P2"><text:s text:c="4"/>then cost becomes 1.50 .</text:p>
      <text:p text:style-name="P2"></text:p>
      <text:p text:style-name="P2">rule pie</text:p>
      <text:p text:style-name="P2"><text:s text:c="4"/>if order is 'pie'</text:p>
      <text:p text:style-name="P2"><text:s text:c="4"/>then cost becomes 1.20 .</text:p>
      <text:p text:style-name="P2"></text:p>
      <text:p text:style-name="P2">rule small</text:p>
      <text:p text:style-name="P2"><text:s text:c="4"/>if o_size = 1</text:p>
      <text:p text:style-name="P2"><text:s text:c="4"/>then size becomes 'small' .</text:p>
      <text:p text:style-name="P2"></text:p>
      <text:p text:style-name="P2">rule medium</text:p>
      <text:p text:style-name="P2"><text:s text:c="4"/>if o_size = 2</text:p>
      <text:p text:style-name="P2"><text:s text:c="4"/>then size becomes 'medium' .</text:p>
      <text:p text:style-name="P2"></text:p>
      <text:p text:style-name="P2">rule large</text:p>
      <text:p text:style-name="P2"><text:s text:c="4"/>if o_size = 3</text:p>
      <text:p text:style-name="P2"><text:s text:c="4"/>then size becomes 'large' .</text:p>
      <text:p text:style-name="P2"></text:p>
      <text:p text:style-name="P2">rule sell</text:p>
      <text:p text:style-name="P2"><text:s text:c="4"/>if o_size is not unknown</text:p>
      <text:p text:style-name="P2"><text:s text:c="4"/>and order is not unknown</text:p>
      <text:p text:style-name="P2"><text:s text:c="4"/>then write('Order is ')</text:p>
      <text:p text:style-name="P2"><text:s text:c="4"/>and write(size)</text:p>
      <text:p text:style-name="P2"><text:s text:c="4"/>and write(' ')</text:p>
      <text:p text:style-name="P2"><text:s text:c="4"/>and write(order) .</text:p>
      <text:p text:style-name="P2"></text:p>
      <text:p text:style-name="P2">action go</text:p>
      <text:p text:style-name="P2"><text:soft-page-break/><text:s text:c="4"/>run .</text:p>
      <text:p text:style-name="P3">Test 5</text:p>
      <text:p text:style-name="P2"/>
      <text:p text:style-name="P2">rule test5</text:p>
      <text:p text:style-name="P2"><text:s text:c="4"/>write('This test should not run') .</text:p>
      <text:p text:style-name="P2"/>
      <text:p text:style-name="P3">Test 6</text:p>
      <text:p text:style-name="P2"/>
      <text:p text:style-name="P2">% Set up variables</text:p>
      <text:p text:style-name="P2">rule setup</text:p>
      <text:p text:style-name="P2"><text:s text:c="4"/>if 1=1</text:p>
      <text:p text:style-name="P2"><text:s text:c="4"/>then result becomes unknown .</text:p>
      <text:p text:style-name="P2"></text:p>
      <text:p text:style-name="P2">% Ask the user for their name</text:p>
      <text:p text:style-name="P2">question ur_name</text:p>
      <text:p text:style-name="P2"><text:s text:c="4"/>"What is your name?" ;</text:p>
      <text:p text:style-name="P2"><text:s text:c="4"/>input name ;</text:p>
      <text:p text:style-name="P2"><text:s text:c="4"/>because "We need to know your name" .</text:p>
      <text:p text:style-name="P2"></text:p>
      <text:p text:style-name="P2">% Ask the user for their age</text:p>
      <text:p text:style-name="P2">question ur_age</text:p>
      <text:p text:style-name="P2"><text:s text:c="4"/>"How old are you?" ;</text:p>
      <text:p text:style-name="P2"><text:s text:c="4"/>input number ;</text:p>
      <text:p text:style-name="P2"><text:s text:c="4"/>because "We need to know how old you are" .</text:p>
      <text:p text:style-name="P2"></text:p>
      <text:p text:style-name="P2">% Put together the details</text:p>
      <text:p text:style-name="P2">rule teenager</text:p>
      <text:p text:style-name="P2"><text:s text:c="4"/>if ur_name is not unknown</text:p>
      <text:p text:style-name="P2"><text:s text:c="4"/>and ur_age is not unknown</text:p>
      <text:p text:style-name="P2"><text:s text:c="4"/>and ur_age &lt; 18</text:p>
      <text:p text:style-name="P2"><text:s text:c="4"/>then result becomes 'you are too young to drink' .</text:p>
      <text:p text:style-name="P2"></text:p>
      <text:p text:style-name="P2">% Rule for folks that are 18-29</text:p>
      <text:p text:style-name="P2">rule twenties</text:p>
      <text:p text:style-name="P2"><text:s text:c="4"/>if ur_name is not unknown</text:p>
      <text:p text:style-name="P2"><text:s text:c="4"/>and ur_age &gt;= 18</text:p>
      <text:p text:style-name="P2"><text:s text:c="4"/>and ur_age &lt; 30</text:p>
      <text:p text:style-name="P2"><text:s text:c="4"/>then result becomes 'you are in your prime' .</text:p>
      <text:p text:style-name="P2"></text:p>
      <text:p text:style-name="P2">% rule for folks that are 30-39</text:p>
      <text:p text:style-name="P2">rule thirties</text:p>
      <text:p text:style-name="P2"><text:s text:c="4"/>if ur_name is not unknown</text:p>
      <text:p text:style-name="P2"><text:s text:c="4"/>and ur_age &gt;= 30</text:p>
      <text:p text:style-name="P2"><text:s text:c="4"/>and ur_age &lt; 40</text:p>
      <text:p text:style-name="P2"><text:s text:c="4"/>then result becomes 'you are in a great age' .</text:p>
      <text:p text:style-name="P2"></text:p>
      <text:p text:style-name="P2">rule fourtyplus</text:p>
      <text:p text:style-name="P2"><text:s text:c="4"/>if ur_name is not unknown</text:p>
      <text:p text:style-name="P2"><text:s text:c="4"/>and ur_age &gt;= 40</text:p>
      <text:p text:style-name="P2"><text:s text:c="4"/>then result becomes 'you are getting on a bit' .</text:p>
      <text:p text:style-name="P2"></text:p>
      <text:p text:style-name="P2">rule print</text:p>
      <text:p text:style-name="P2"><text:s text:c="4"/>if ur_name is not unknown</text:p>
      <text:p text:style-name="P2"><text:s text:c="4"/>and ur_age is not unknown</text:p>
      <text:p text:style-name="P2"><text:s text:c="4"/>then write(ur_name)</text:p>
      <text:p text:style-name="P2"><text:s text:c="4"/>and write(' ')</text:p>
      <text:p text:style-name="P2"><text:s text:c="4"/>and write(result) .</text:p>
      <text:p text:style-name="P2"></text:p>
      <text:p text:style-name="P2">action go</text:p>
      <text:p text:style-name="P2"><text:s text:c="4"/>run .</text:p>
      <text:p text:style-name="P4">Test 7</text:p>
      <text:p text:style-name="P2"/>
      <text:p text:style-name="P2">rule test7</text:p>
      <text:p text:style-name="P2"><text:s text:c="4"/>"Hello world"</text:p>
      <text:p text:style-name="P2"><text:s text:c="4"/>49 .</text:p>
      <text:p text:style-name="P2"></text:p>
      <text:p text:style-name="P2">action go</text:p>
      <text:p text:style-name="P2"><text:s text:c="4"/>run .</text:p>
      <text:p text:style-name="P2"/>
      <text:p text:style-name="P3">Test 8</text:p>
      <text:p text:style-name="P2"/>
      <text:p text:style-name="P2">% Declare groups</text:p>
      <text:p text:style-name="P2">group drink tea, coffee, chocolate .</text:p>
      <text:p text:style-name="P2">group yn yes, no .</text:p>
      <text:p text:style-name="P2">group sugar none, one, two, three .</text:p>
      <text:p text:style-name="P2"></text:p>
      <text:p text:style-name="P2">% setup</text:p>
      <text:p text:style-name="P2">rule setup</text:p>
      <text:p text:style-name="P2"><text:s text:c="4"/>if 1=1</text:p>
      <text:p text:style-name="P2"><text:s text:c="4"/>then result becomes 'nothing'</text:p>
      <text:p text:style-name="P2"><text:s text:c="4"/>and ask q_drink .</text:p>
      <text:p text:style-name="P2"></text:p>
      <text:p text:style-name="P2">question q_drink</text:p>
      <text:p text:style-name="P2"><text:s text:c="4"/>"What would you like to drink?" ;</text:p>
      <text:p text:style-name="P2"><text:s text:c="4"/>choose from drink ;</text:p>
      <text:p text:style-name="P2"><text:s text:c="4"/>because "We need to know what you would like to drink" .</text:p>
      <text:p text:style-name="P2"></text:p>
      <text:p text:style-name="P2">rule milk</text:p>
      <text:p text:style-name="P2"><text:s text:c="4"/>if q_drink is tea</text:p>
      <text:p text:style-name="P2"><text:s text:c="4"/>or q_drink is coffee</text:p>
      <text:p text:style-name="P2"><text:s text:c="4"/>then ask q_milk .</text:p>
      <text:p text:style-name="P2"></text:p>
      <text:p text:style-name="P2">question q_milk</text:p>
      <text:p text:style-name="P2"><text:s text:c="4"/>"Do you want milk in your drink?" ;</text:p>
      <text:p text:style-name="P2"><text:s text:c="4"/>choose from yn .</text:p>
      <text:p text:style-name="P2"></text:p>
      <text:p text:style-name="P2">rule sugar</text:p>
      <text:p text:style-name="P2"><text:s text:c="4"/>if q_sugar is unknown</text:p>
      <text:p text:style-name="P2"><text:s text:c="4"/>then ask q_sugar .</text:p>
      <text:p text:style-name="P2"></text:p>
      <text:p text:style-name="P2">question q_sugar</text:p>
      <text:p text:style-name="P2"><text:s text:c="4"/>"How many sugars would you like in your drink?" ;</text:p>
      <text:p text:style-name="P2"><text:s text:c="4"/>choose from sugar .</text:p>
      <text:p text:style-name="P2"></text:p>
      <text:p text:style-name="P2">rule output</text:p>
      <text:p text:style-name="P2"><text:s text:c="4"/>if q_drink is not unknown</text:p>
      <text:p text:style-name="P2"><text:s text:c="4"/>then write('Your order is:')</text:p>
      <text:p text:style-name="P2"><text:s text:c="4"/>and nl</text:p>
      <text:p text:style-name="P2"><text:s text:c="4"/>and write(q_drink)</text:p>
      <text:p text:style-name="P2"><text:s text:c="4"/>and nl</text:p>
      <text:p text:style-name="P2"><text:s text:c="4"/>and write(q_sugar)</text:p>
      <text:p text:style-name="P2"><text:s text:c="4"/>and nl</text:p>
      <text:p text:style-name="P2"><text:s text:c="4"/>and write(q_milk) .</text:p>
      <text:p text:style-name="P2"></text:p>
      <text:p text:style-name="P2">action go</text:p>
      <text:p text:style-name="P2"><text:s text:c="4"/>run .</text:p>
      <text:p text:style-name="P2"><text:s text:c="4"/></text:p>
      <text:p text:style-name="P4">Test 9 – Chip Shop Flex</text:p>
      <text:p text:style-name="P2"/>
      <text:p text:style-name="P2">group selection yes, no .</text:p>
      <text:p text:style-name="P2">group distance near, far .</text:p>
      <text:p text:style-name="P2">group openings open, closed .</text:p>
      <text:p text:style-name="P2"></text:p>
      <text:p text:style-name="P2">% determine facts needed</text:p>
      <text:p text:style-name="P2"></text:p>
      <text:p text:style-name="P2">rule ask_hungry</text:p>
      <text:p text:style-name="P2"><text:s text:c="4"/>if hungry is unknown</text:p>
      <text:p text:style-name="P2"><text:s text:c="4"/>then ask hungry .</text:p>
      <text:p text:style-name="P2"></text:p>
      <text:p text:style-name="P2">question hungry</text:p>
      <text:p text:style-name="P2"><text:s text:c="4"/>"Are you hungry?" ;</text:p>
      <text:p text:style-name="P2"><text:s text:c="4"/>choose from selection</text:p>
      <text:p text:style-name="P2"><text:s text:c="4"/>because "you will not want chips if you are not hungry" .</text:p>
      <text:p text:style-name="P2"></text:p>
      <text:p text:style-name="P2">rule ask_money</text:p>
      <text:p text:style-name="P2"><text:s text:c="4"/>if money is unknown</text:p>
      <text:p text:style-name="P2"><text:s text:c="4"/>then ask money .</text:p>
      <text:p text:style-name="P2"></text:p>
      <text:p text:style-name="P2">question money</text:p>
      <text:p text:style-name="P2"><text:s text:c="4"/>"Do you have enough money to buy chips?" ;</text:p>
      <text:p text:style-name="P2"><text:s text:c="4"/>choose from selection</text:p>
      <text:p text:style-name="P2"><text:s text:c="4"/>because "you will not be able to buy chips if you have no money" .</text:p>
      <text:p text:style-name="P2"></text:p>
      <text:p text:style-name="P2">rule ask_near_shop</text:p>
      <text:p text:style-name="P2"><text:s text:c="4"/>if position is unknown</text:p>
      <text:p text:style-name="P2"><text:s text:c="4"/>then ask position .</text:p>
      <text:p text:style-name="P2"></text:p>
      <text:p text:style-name="P2">question position</text:p>
      <text:p text:style-name="P2"><text:s text:c="4"/>"How far is the nearest chip shop?" ;</text:p>
      <text:p text:style-name="P2"><text:s text:c="4"/>choose from distance</text:p>
      <text:p text:style-name="P2"><text:s text:c="4"/>because "the shop may be too far away to buy chips" .</text:p>
      <text:p text:style-name="P2"></text:p>
      <text:p text:style-name="P2">rule shop_open</text:p>
      <text:p text:style-name="P2"><text:s text:c="4"/>if open_shop is unknown</text:p>
      <text:p text:style-name="P2"><text:s text:c="4"/>then ask open_shop .</text:p>
      <text:p text:style-name="P2"></text:p>
      <text:p text:style-name="P2">question open_shop</text:p>
      <text:p text:style-name="P2"><text:s text:c="4"/>"Is the shop open?" ;</text:p>
      <text:p text:style-name="P2"><text:s text:c="4"/>choose from openings</text:p>
      <text:p text:style-name="P2"><text:s text:c="4"/>because "if the shop is closed you will not be buying any chips" .</text:p>
      <text:p text:style-name="P2"></text:p>
      <text:p text:style-name="P2">% rules about buying chips</text:p>
      <text:p text:style-name="P2"></text:p>
      <text:p text:style-name="P2">rule buy_chips</text:p>
      <text:p text:style-name="P2"><text:s text:c="4"/>if hungry is yes</text:p>
      <text:p text:style-name="P2"><text:s text:c="4"/>and money is yes</text:p>
      <text:p text:style-name="P2"><text:s text:c="4"/>and position is near</text:p>
      <text:p text:style-name="P2"><text:s text:c="4"/>and open_shop is open</text:p>
      <text:p text:style-name="P2"><text:s text:c="4"/>then write('You can buy chips')</text:p>
      <text:p text:style-name="P2"><text:s text:c="4"/>and nl .</text:p>
      <text:p text:style-name="P2"></text:p>
      <text:p text:style-name="P2">rule do_not_buy_chips</text:p>
      <text:p text:style-name="P2"><text:s text:c="4"/>if hungry is no</text:p>
      <text:p text:style-name="P2"><text:s text:c="4"/>or money is no</text:p>
      <text:p text:style-name="P2"><text:s text:c="4"/>or position is far</text:p>
      <text:p text:style-name="P2"><text:s text:c="4"/>or open_shop is closed</text:p>
      <text:p text:style-name="P2"><text:s text:c="4"/>then write('You can not buy chips')</text:p>
      <text:p text:style-name="P2"><text:s text:c="4"/>and nl .</text:p>
      <text:p text:style-name="P2"></text:p>
      <text:p text:style-name="P2">% start the program</text:p>
      <text:p text:style-name="P2"></text:p>
      <text:p text:style-name="P2">action buy_or_not</text:p>
      <text:p text:style-name="P2"><text:s text:c="4"/>run 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m Cowell</meta:initial-creator>
    <meta:creation-date>2010-09-30T10:32:21</meta:creation-date>
    <dc:date>2010-09-30T10:51:19</dc:date>
    <dc:creator>Tom Cowell</dc:creator>
    <meta:editing-duration>PT00H18M59S</meta:editing-duration>
    <meta:editing-cycles>10</meta:editing-cycles>
    <meta:generator>OpenOffice.org/3.2$Unix OpenOffice.org_project/320m12$Build-9483</meta:generator>
    <meta:document-statistic meta:table-count="0" meta:image-count="0" meta:object-count="0" meta:page-count="18" meta:paragraph-count="1012" meta:word-count="3147" meta:character-count="20617"/>
  </office:meta>
</office:document-meta>
</file>